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238.51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ist of language with which the layout was verified again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th lists go through all latin-written European (EU) languages. If a language isn't listed, it means it has not been verified to work with this implementation. Languages not using any accentuated/special characters work by default (of cours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Languages list****</text:p>
          </table:table-cell>
          <table:table-cell table:style-name="ce2" office:value-type="string" calcext:value-type="string">
            <text:p>Languages missing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French</text:p>
          </table:table-cell>
          <table:table-cell table:style-name="ce6" office:value-type="string" calcext:value-type="string">
            <text:p>Croatian: missing Đ/đ - https://en.wikipedia.org/wiki/Gaj%27s_Latin_alphabet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Spanish</text:p>
          </table:table-cell>
          <table:table-cell table:style-name="ce6" office:value-type="string" calcext:value-type="string">
            <text:p>Latvian: missing ◌̄ - https://en.wikipedia.org/wiki/Latvian_orthograph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Portuguese</text:p>
          </table:table-cell>
          <table:table-cell table:style-name="ce6" office:value-type="string" calcext:value-type="string">
            <text:p>Lithuanian: missing ◌̄ - https://en.wikipedia.org/wiki/Lithuanian_orthograph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English</text:p>
          </table:table-cell>
          <table:table-cell table:style-name="ce6" office:value-type="string" calcext:value-type="string">
            <text:p>Maltese: missing GĦ/għ, Ħ/ħ - https://en.wikipedia.org/wiki/Maltese_language#Orthograph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Czech</text:p>
          </table:table-cell>
          <table:table-cell table:style-name="ce6" office:value-type="string" calcext:value-type="string">
            <text:p>Polish: missing the stroke (ł) - https://en.wikipedia.org/wiki/Polish_alphabet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Finnish</text:p>
          </table:table-cell>
          <table:table-cell table:style-name="ce7" office:value-type="string" calcext:value-type="string">
            <text:p>Romanian: missing ˘ - https://en.wikipedia.org/wiki/Romanian_alphabet#Letters_and_their_pronunciation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German - with special letter</text:p>
          </table:table-cell>
          <table:table-cell table:style-name="ce6" office:value-type="string" calcext:value-type="string">
            <text:p>Icelandic: missing <text:s/>Ð/ð - https://en.wikipedia.org/wiki/Icelandic_orthograph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3" office:value-type="string" calcext:value-type="string">
            <text:p>Dutch</text:p>
          </table:table-cell>
          <table:table-cell table:style-name="ce6" office:value-type="string" calcext:value-type="string">
            <text:p>Hungarian: missing ˝ - https://en.wikipedia.org/wiki/Double_acute_accen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Danish - with special letter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Estonian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Irish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Italian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Slovak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Swedish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Norwegian - with special letter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 table:number-rows-repeated="2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Special letters list***</text:p>
          </table:table-cell>
          <table:table-cell table:style-name="ce2" office:value-type="string" calcext:value-type="string">
            <text:p>Language.s</text:p>
          </table:table-cell>
          <table:table-cell table:style-name="ce2" office:value-type="string" calcext:value-type="string">
            <text:p>Wikipedia link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Ø/ø</text:p>
          </table:table-cell>
          <table:table-cell table:style-name="ce3" office:value-type="string" calcext:value-type="string">
            <text:p>Danish, Norwegian, Faroese, Southern Sami</text:p>
          </table:table-cell>
          <table:table-cell table:style-name="ce8" office:value-type="string" calcext:value-type="string">
            <text:p><text:a xlink:href="https://en.wikipedia.org/wiki/%C3%98" xlink:type="simple">https://en.wikipedia.org/wiki/%C3%98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Æ/æ</text:p>
          </table:table-cell>
          <table:table-cell table:style-name="ce3" office:value-type="string" calcext:value-type="string">
            <text:p>Danish, Norwegian, Icelandic, Faroese</text:p>
          </table:table-cell>
          <table:table-cell table:style-name="ce8" office:value-type="string" calcext:value-type="string">
            <text:p><text:a xlink:href="https://en.wikipedia.org/wiki/%C3%86" xlink:type="simple">https://en.wikipedia.org/wiki/%C3%86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Œ/œ</text:p>
          </table:table-cell>
          <table:table-cell table:style-name="ce3" office:value-type="string" calcext:value-type="string">
            <text:p>French and English (exceptionnally), Old West Norse</text:p>
          </table:table-cell>
          <table:table-cell table:style-name="ce8" office:value-type="string" calcext:value-type="string">
            <text:p><text:a xlink:href="https://en.wikipedia.org/wiki/%C5%92" xlink:type="simple">https://en.wikipedia.org/wiki/%C5%92</text:a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ẞ/ß</text:p>
          </table:table-cell>
          <table:table-cell table:style-name="ce3" office:value-type="string" calcext:value-type="string">
            <text:p>German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Þ/þ (not included in layout)</text:p>
          </table:table-cell>
          <table:table-cell table:style-name="ce3" office:value-type="string" calcext:value-type="string">
            <text:p>Icelandic</text:p>
          </table:table-cell>
          <table:table-cell table:style-name="ce3"/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Dev/5.1.0.3$Linux_X86_64 LibreOffice_project/</meta:generator>
  </office:meta>
</office:document-meta>
</file>